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94cm"/>
    </style:style>
    <style:style style:name="gr3" style:family="graphic" style:parent-style-name="standard">
      <style:graphic-properties draw:stroke="none" svg:stroke-color="#000000" draw:fill="none" draw:fill-color="#ffffff" fo:min-height="0.68cm"/>
    </style:style>
    <style:style style:name="gr4" style:family="graphic" style:parent-style-name="standard">
      <style:graphic-properties draw:stroke="none" svg:stroke-color="#000000" draw:fill="none" draw:fill-color="#ffffff" fo:min-height="0.728cm"/>
    </style:style>
    <style:style style:name="gr5" style:family="graphic" style:parent-style-name="standard">
      <style:graphic-properties svg:stroke-width="0cm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cm" draw:fill="none" draw:textarea-vertical-align="middle"/>
    </style:style>
    <style:style style:name="gr7" style:family="graphic" style:parent-style-name="standard">
      <style:graphic-properties draw:stroke="none" svg:stroke-width="0cm" svg:stroke-color="#000000" draw:fill="none" draw:fill-color="#ffffff" fo:min-height="0.52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6cm" svg:height="4.002cm" svg:x="7.309cm" svg:y="2.24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58cm" svg:height="1.044cm" svg:x="7.276cm" svg:y="6.284cm">
          <draw:text-box>
            <text:p>Teensy</text:p>
          </draw:text-box>
        </draw:frame>
        <draw:frame draw:style-name="gr2" draw:layer="layout" svg:width="0.827cm" svg:height="1.044cm" svg:x="7.375cm" svg:y="2.051cm">
          <draw:text-box>
            <text:p>-</text:p>
          </draw:text-box>
        </draw:frame>
        <draw:frame draw:style-name="gr3" draw:layer="layout" svg:width="0.761cm" svg:height="0.963cm" svg:x="9.029cm" svg:y="2.15cm">
          <draw:text-box>
            <text:p>+</text:p>
          </draw:text-box>
        </draw:frame>
        <draw:frame draw:style-name="gr4" draw:text-style-name="P2" draw:layer="layout" svg:width="1.554cm" svg:height="0.978cm" svg:x="8.996cm" svg:y="5.093cm">
          <draw:text-box>
            <text:p text:style-name="P2"><text:span text:style-name="T1">12</text:span></text:p>
          </draw:text-box>
        </draw:frame>
        <draw:custom-shape draw:style-name="gr5" draw:text-style-name="P1" draw:layer="layout" svg:width="1.29cm" svg:height="1.256cm" svg:x="4.795cm" svg:y="9.8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26cm" svg:height="0.926cm" svg:x="4.961cm" svg:y="10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085cm" svg:y1="9.856cm" svg:x2="11.245cm" svg:y2="9.856cm">
          <text:p/>
        </draw:line>
        <draw:line draw:style-name="gr6" draw:text-style-name="P1" draw:layer="layout" svg:x1="6.085cm" svg:y1="11.112cm" svg:x2="7.276cm" svg:y2="11.112cm">
          <text:p/>
        </draw:line>
        <draw:line draw:style-name="gr6" draw:text-style-name="P1" draw:layer="layout" svg:x1="6.085cm" svg:y1="10.484cm" svg:x2="7.342cm" svg:y2="10.484cm">
          <text:p/>
        </draw:line>
        <draw:line draw:style-name="gr6" draw:text-style-name="P1" draw:layer="layout" svg:x1="9.856cm" svg:y1="2.646cm" svg:x2="11.278cm" svg:y2="2.646cm">
          <text:p/>
        </draw:line>
        <draw:line draw:style-name="gr6" draw:text-style-name="P1" draw:layer="layout" svg:x1="11.278cm" svg:y1="2.646cm" svg:x2="11.245cm" svg:y2="9.889cm">
          <text:p/>
        </draw:line>
        <draw:path draw:style-name="gr6" draw:text-style-name="P1" draw:layer="layout" svg:width="0.866cm" svg:height="1.111cm" draw:transform="rotate (-0.505098285527159) translate (7.28336479371289cm 9.19068068525354cm)" svg:viewBox="0 0 867 1112" svg:d="m0 15c232-51 481 30 659 175 152 124 268 347 175 552l-111 190-51 180">
          <text:p/>
        </draw:path>
        <draw:line draw:style-name="gr6" draw:text-style-name="P1" draw:layer="layout" svg:x1="7.276cm" svg:y1="9.204cm" svg:x2="6.331cm" svg:y2="9.203cm">
          <text:p/>
        </draw:line>
        <draw:line draw:style-name="gr6" draw:text-style-name="P1" draw:layer="layout" svg:x1="7.314cm" svg:y1="2.532cm" svg:x2="6.388cm" svg:y2="2.532cm">
          <text:p/>
        </draw:line>
        <draw:line draw:style-name="gr6" draw:text-style-name="P1" draw:layer="layout" svg:x1="6.35cm" svg:y1="2.532cm" svg:x2="6.35cm" svg:y2="9.203cm">
          <text:p/>
        </draw:line>
        <draw:line draw:style-name="gr6" draw:text-style-name="P1" draw:layer="layout" svg:x1="9.846cm" svg:y1="5.405cm" svg:x2="10.942cm" svg:y2="5.405cm">
          <text:p/>
        </draw:line>
        <draw:path draw:style-name="gr6" draw:text-style-name="P1" draw:layer="layout" svg:width="0.475cm" svg:height="0.477cm" draw:transform="rotate (0.913330797568632) translate (10.9495689235016cm 5.41517461686195cm)" svg:viewBox="0 0 476 478" svg:d="m0 14c192-54 510 45 473 304l-126 145 11 15">
          <text:p/>
        </draw:path>
        <draw:line draw:style-name="gr6" draw:text-style-name="P1" draw:layer="layout" svg:x1="7.238cm" svg:y1="11.112cm" svg:x2="12.322cm" svg:y2="11.112cm">
          <text:p/>
        </draw:line>
        <draw:line draw:style-name="gr6" draw:text-style-name="P1" draw:layer="layout" svg:x1="11.547cm" svg:y1="5.405cm" svg:x2="12.36cm" svg:y2="5.405cm">
          <text:p/>
        </draw:line>
        <draw:line draw:style-name="gr6" draw:text-style-name="P1" draw:layer="layout" svg:x1="12.341cm" svg:y1="5.405cm" svg:x2="12.341cm" svg:y2="11.112cm">
          <text:p/>
        </draw:line>
        <draw:frame draw:style-name="gr7" draw:layer="layout" svg:width="3.76cm" svg:height="0.963cm" svg:x="3.969cm" svg:y="11.226cm">
          <draw:text-box>
            <text:p>IR receiv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9T09:26:57.09</meta:creation-date>
    <dc:date>2013-06-19T09:34:57.10</dc:date>
    <meta:editing-duration>P0D</meta:editing-duration>
    <meta:editing-cycles>1</meta:editing-cycles>
    <meta:generator>LibreOffice/3.6$Windows_x86 LibreOffice_project/58f22d5-270d05a-e2abed1-ea17a85-9b5702</meta:generator>
    <meta:document-statistic meta:object-count="22"/>
  </office:meta>
</office:document-meta>
</file>